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0F000002191FBE24ADB46C8720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" style:family="graphic" style:parent-style-name="standard">
      <style:graphic-properties draw:stroke="none" draw:fill="none" fo:min-height="2.989cm"/>
    </style:style>
    <style:style style:name="gr3" style:family="graphic" style:parent-style-name="standard">
      <style:graphic-properties draw:stroke="none" draw:fill="none" fo:min-height="1.688cm"/>
    </style:style>
    <style:style style:name="gr4" style:family="graphic" style:parent-style-name="standard">
      <style:graphic-properties draw:stroke="none" draw:fill="none" fo:min-height="5.6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0cm" svg:height="0.954cm" svg:x="5.4cm" svg:y="1.6cm">
          <draw:text-box>
            <text:p>Les chutes de hauteur sur un escabeau</text:p>
          </draw:text-box>
        </draw:frame>
        <draw:frame draw:style-name="gr2" draw:text-style-name="P2" draw:layer="layout" svg:width="20.6cm" svg:height="3.239cm" svg:x="5.6cm" svg:y="4.661cm">
          <draw:text-box>
            <text:p>En chiffres :</text:p>
            <text:list text:style-name="L1">
              <text:list-item>
                <text:p>Deuxième cause de mortalité au travail. </text:p>
              </text:list-item>
              <text:list-item>
                <text:p>Troisième cause d'invalidité permanente et d'arrêts de travail en France. </text:p>
              </text:list-item>
            </text:list>
          </draw:text-box>
        </draw:frame>
        <draw:frame draw:style-name="gr3" draw:text-style-name="P2" draw:layer="layout" svg:width="20.6cm" svg:height="1.938cm" svg:x="5.6cm" svg:y="2.862cm">
          <draw:text-box>
            <text:p>Définition d’un chute de hauteur :</text:p>
            <text:list text:style-name="L1">
              <text:list-item>
                <text:p>Il n’y a pas de hauteur minimum</text:p>
              </text:list-item>
            </text:list>
          </draw:text-box>
        </draw:frame>
        <draw:frame draw:style-name="gr4" draw:text-style-name="P2" draw:layer="layout" svg:width="20.6cm" svg:height="5.875cm" svg:x="5.6cm" svg:y="7.862cm">
          <draw:text-box>
            <text:p>Ce que dit la loi : Article R.4323-63</text:p>
            <text:p>Il est interdit d’utiliser les échelles, escabeaux et marchepieds comme <text:span text:style-name="T1">poste de travail</text:span>. </text:p>
            <text:p><text:span text:style-name="T1">Toutefois</text:span>, ces équipements peuvent être utilisés en cas d’impossibilité technique de recourir à un équipement assurant la protection collective des travailleurs ou lorsque l’évaluation des risques a établi que <text:span text:style-name="T1">ce risque est faible </text:span>et qu’il s’agit de travaux de courte durée ne présentant pas <text:span text:style-name="T1">un caractère répétitif.</text:span></text:p>
          </draw:text-box>
        </draw:frame>
        <draw:frame draw:style-name="gr5" draw:text-style-name="P4" draw:layer="layout" svg:width="3cm" svg:height="0.721cm" svg:x="18cm" svg:y="14.6cm">
          <draw:text-box>
            <text:p text:style-name="P3">Version 1.0.0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8.055cm" svg:height="17.6cm" svg:x="16.345cm" svg:y="1cm">
        <draw:image xlink:href="Pictures/100002010000020F000002191FBE24ADB46C8720.png" xlink:type="simple" xlink:show="embed" xlink:actuate="onLoad">
          <text:p/>
        </draw:image>
      </draw:frame>
      <draw:frame presentation:style-name="Standard-title" draw:layer="backgroundobjects" svg:width="25cm" svg:height="3.1cm" svg:x="1.6cm" svg:y="1.7cm" presentation:class="title" presentation:placeholder="true">
        <draw:text-box/>
      </draw:frame>
      <draw:frame presentation:style-name="Standard-outline1" draw:layer="backgroundobjects" svg:width="25.199cm" svg:height="9.134cm" svg:x="1.4cm" svg:y="5.085cm" presentation:class="outline" presentation:placeholder="true">
        <draw:text-box/>
      </draw:frame>
      <draw:frame draw:style-name="Mgr4" draw:text-style-name="MP5" draw:layer="backgroundobjects" svg:width="2.41cm" svg:height="0.448cm" svg:x="25.166cm" svg:y="14.752cm">
        <draw:image xlink:href="Pictures/10000000000000500000000F88A725AFCA06D7CA.png" xlink:type="simple" xlink:show="embed" xlink:actuate="onLoad">
          <text:p/>
        </draw:image>
      </draw:frame>
      <draw:frame draw:style-name="Mgr4" draw:text-style-name="MP5" draw:layer="backgroundobjects" svg:width="5.4cm" svg:height="0.8cm" svg:x="1.2cm" svg:y="0.6cm">
        <draw:image xlink:href="Pictures/10000201000002680000006A68F14542C7136362.png" xlink:type="simple" xlink:show="embed" xlink:actuate="onLoad">
          <text:p/>
        </draw:image>
      </draw:frame>
      <draw:frame draw:style-name="Mgr5" draw:text-style-name="MP6" draw:layer="backgroundobjects" svg:width="4.4cm" svg:height="1.191cm" svg:x="20.9cm" svg:y="14.601cm">
        <draw:text-box>
          <text:p><text:span text:style-name="MT2">Page </text:span><text:span text:style-name="MT2"><text:page-number>&lt;numéro&gt;</text:page-number></text:span><text:span text:style-name="MT2">/ </text:span><text:span text:style-name="MT2"><text:page-count>1</text:page-count></text:span><text:span text:style-name="MT2"> - Licence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22:22:14.662000000</meta:creation-date>
    <meta:editing-duration>PT1H41M11S</meta:editing-duration>
    <meta:editing-cycles>13</meta:editing-cycles>
    <meta:generator>LibreOffice/5.3.6.1$Windows_x86 LibreOffice_project/686f202eff87ef707079aeb7f485847613344eb7</meta:generator>
    <dc:date>2018-06-12T23:45:54.174000000</dc:date>
    <meta:document-statistic meta:object-count="29"/>
    <meta:user-defined meta:name="Laurent Magnin">Evarisk</meta:user-defined>
  </office:meta>
</office:document-meta>
</file>